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svg:stroke-color="#dc2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6.261cm"/>
    </style:style>
    <style:style style:name="P1" style:family="paragraph">
      <style:text-properties fo:color="#dc2300" style:text-outline="false" fo:letter-spacing="-0.071cm" fo:font-weight="bold" style:letter-kerning="false" style:font-weight-asian="normal" style:font-weight-complex="bold" style:text-scale="70%" style:font-relief="none"/>
    </style:style>
    <style:style style:name="P2" style:family="paragraph">
      <style:text-properties fo:color="#dc2300" style:text-outline="false" fo:font-family="'Bitstream Vera Sans'" style:font-family-generic="swiss" style:font-pitch="variable" fo:font-size="72pt" fo:letter-spacing="-0.071cm" fo:font-weight="bold" style:letter-kerning="false" style:font-size-asian="72pt" style:font-weight-asian="normal" style:font-size-complex="72pt" style:font-weight-complex="bold" style:text-scale="70%" style:font-relief="none"/>
    </style:style>
    <style:style style:name="P3" style:family="paragraph">
      <style:paragraph-properties fo:text-align="center"/>
    </style:style>
    <style:style style:name="P4" style:family="paragraph">
      <style:text-properties fo:font-family="'Merchant Copy Doublesize'" style:font-pitch="fixed"/>
    </style:style>
    <style:style style:name="T1" style:family="text">
      <style:text-properties fo:color="#dc2300" style:text-outline="false" fo:font-family="'Bitstream Vera Sans'" style:font-family-generic="swiss" style:font-pitch="variable" fo:font-size="150pt" fo:letter-spacing="-0.071cm" fo:font-weight="bold" style:letter-kerning="false" style:font-size-asian="150pt" style:font-weight-asian="normal" style:font-size-complex="150pt" style:font-weight-complex="bold" style:text-scale="70%" style:font-relief="none"/>
    </style:style>
    <style:style style:name="T2" style:family="text">
      <style:text-properties fo:color="#dc2300" style:text-outline="false" style:text-position="78% 100%" fo:font-family="'Bitstream Vera Sans'" style:font-family-generic="swiss" style:font-pitch="variable" fo:font-size="72pt" fo:letter-spacing="-0.071cm" fo:font-weight="bold" style:letter-kerning="false" style:font-size-asian="72pt" style:font-weight-asian="normal" style:font-size-complex="72pt" style:font-weight-complex="bold" style:text-scale="70%" style:font-relief="none"/>
    </style:style>
    <style:style style:name="T3" style:family="text">
      <style:text-properties fo:font-family="'Merchant Copy Doublesize'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058cm" svg:height="6.411cm" draw:transform="skewX (-8.89788280918716E-017) rotate (0.595331807855266) translate (1.139cm 16.898cm)">
          <draw:text-box>
            <text:p text:style-name="P1"><text:span text:style-name="T1">R</text:span><text:span text:style-name="T2">ECEIVE</text:span><text:span text:style-name="T1">D</text:span></text:p>
          </draw:text-box>
        </draw:frame>
        <draw:custom-shape draw:style-name="gr2" draw:text-style-name="P3" draw:layer="layout" svg:width="6.542cm" svg:height="1.905cm" draw:transform="rotate (0.595331807855266) translate (5.553cm 17.737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14cm" svg:height="1.051cm" draw:transform="rotate (0.595331807855266) translate (6.189cm 17.878cm)">
          <draw:text-box>
            <text:p><text:span text:style-name="T3">JUN <text:s/>7 2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than Kamens</meta:initial-creator>
    <meta:creation-date>2012-06-07T20:07:08</meta:creation-date>
    <dc:date>2012-06-07T21:16:23</dc:date>
    <dc:creator>Jonathan Kamens</dc:creator>
    <meta:editing-duration>PT54M4S</meta:editing-duration>
    <meta:editing-cycles>3</meta:editing-cycles>
    <meta:generator>LibreOffice/3.5$Linux_X86_64 LibreOffice_project/350m1$Build-2</meta:generator>
    <meta:document-statistic meta:object-count="3"/>
  </office:meta>
</office:document-meta>
</file>